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2" style:num-suffix=")">
        <style:list-level-properties text:space-before="0.25in" text:min-label-width="0.25in"/>
      </text:list-level-style-number>
    </text:list-style>
    <text:list-style style:name="L2">
      <text:list-level-style-number text:level="1" text:style-name="Numbering_20_Symbols" style:num-format="a" text:start-value="1" style:num-suffix=".">
        <style:list-level-properties text:space-before="0.25in" text:min-label-width="0.25in"/>
      </text:list-level-style-number>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office:automatic-styles>
  <office:body>
    <office:text>
      <text:h text:style-name="Heading_20_1" text:outline-level="1">Conveni de col·laboració entre @entitat-gestora-nom i @entitat-donant-nom per la cessió de dispositius</text:h>
      <text:p text:style-name="P1">Versió 0 Revisió 3, 30 de Setembre de 2017</text:p>
      <text:p text:style-name="First_20_paragraph">@ciutat, @dia de @mes de @any</text:p>
      <text:h text:style-name="Heading_20_3" text:outline-level="3">INTERVENEN:</text:h>
      <text:p text:style-name="First_20_paragraph">D'una part, @entitat-donant-persona-nom, @entitat-donant-persona-posició i representant de @entitat-donant-nom (en endavant @entitat-donant-abreviació), amb domicili social al carrer @entitat-donant-adreça-carrer @entitat-donant-adreça-número de @entitat-donant-adreça-ciutat i CIF @entitat-donant-CIF, en endavant, la part CEDENT.</text:p>
      <text:p text:style-name="Text_20_body">D’altra part, @entitat-gestora-persona-nom en representació de @entitat-gestora-nom (en endavant @entitat-gestora-abreviació), amb domicili social al carrer @entitat-gestora-adreça-carrer @entitat-gestora-adreça-número de @entitat-gestora-adreça-ciutat i CIF @entitat-gestora-CIF, en endavant, la part CESSIONÀRIA.</text:p>
      <text:h text:style-name="Heading_20_3" text:outline-level="3">MANIFESTEN:</text:h>
      <text:p text:style-name="First_20_paragraph">Que la cessionària és una organització independent i sense ànim de lucre que promou l’ús estratègic de les xarxes de comunicació i les tecnologies de la informació i comunicació (TIC) per al desenvolupament i la justícia social i vol facilitar el reaprofitament de maquinari en bon estat de funcionament per part d’entitats sense ànim de lucre i amb un fi social, i que forma part del Circuit Pangea durant la vigència del present conveni i que es coneixedora dels seus <text:span text:style-name="T1">Acords i Compromisos</text:span> que són públics i consultables en el següent enllaç http://wiki.ereuse.org/circuit-pangea.</text:p>
      <text:p text:style-name="Text_20_body">Que la cedent és propietària d'un maquinari per al funcionament del seus serveis i activitats, equips completament amortitzats econòmicament i sense utilització actual.</text:p>
      <text:p text:style-name="Text_20_body">Que la cessionària està interessada en la cesió del maquinari per al compliment de les finalitats d’interès públic i social indicades en el paràgraf primer.</text:p>
      <text:p text:style-name="Text_20_body">En virtut del què s’ha exposat, ambdues parts, reconeixent-se recíprocament capacitat legal necessària per a obligar-se en representació de les respectives entitats, les dues parts acorden subscriure el present conveni de col·laboració, en subjecció a les clàusules.</text:p>
      <text:h text:style-name="Heading_20_3" text:outline-level="3">CLÀUSULES:</text:h>
      <text:h text:style-name="Heading_20_3" text:outline-level="3">1. OBJECTE DEL CONVENI</text:h>
      <text:p text:style-name="First_20_paragraph">1.1. La cedent fa donació de tots els seus drets i, títols, en i per al maquinari a la cessionària, que accepta, per al compliment de les finalitats indicades i fa constar que no té cap valor comptable, i la cessionària el cedeix a entitats col·laboradores, que són sense afany de lucre, que es responsabilitzaran de restaurar el maquinari i distribuir-lo a les organitzacions receptores. Els termes i condicions usats en la selecció de les col·laboradores han estan establerts democràticament en els Acords i Compromisos del Circuit, on les col·laboradores hi formen part.</text:p>
      <text:h text:style-name="Heading_20_3" text:outline-level="3">2. COMPROMISOS DE LES PARTS</text:h>
      <text:p text:style-name="First_20_paragraph">2.1. Que la cessionària es compromet a complir totes les obligacions de la cedent en relació amb el maquinari i l'ús del mateix, que pot ser:</text:p>
      <text:p text:style-name="Text_20_body">&lt;&lt;&lt;&lt;&lt;&lt;&lt; HEAD a) El maquinari és restaurarà per entitats col·laboradores <text:span text:style-name="T1">restauradores</text:span>, distribuïrà per entitats col·laboradores <text:span text:style-name="T1">distribuïdores</text:span> i es cedirà gratuïtament i indefinidament en caràcter de comodat a entitats <text:span text:style-name="T1">receptores</text:span> que el reutilitzaran durant un període de temps indefinit i que quan se'n vulguin desfer, el retornaran a la cessionària o el portaran a en un punt autoritzat de reciclatge. ======= a. El maquinari de la cedent <text:span text:style-name="T1">apte per a reutilitzar</text:span> és restaurarà pels restauradors, distribuïrà pels distribuïdors i es cedirà gratuïtament i indefinidament en caràcter de cessió d'ús als <text:span text:style-name="T1">receptors</text:span> que el reutilitzaran durant un període de temps indefinit i que quan se'n vulguin desfer, el retornaran a la cessionària o el portaran a en un punt autoritzat de reciclatge. &gt;&gt;&gt;&gt;&gt;&gt;&gt; master</text:p>
      <text:list text:style-name="L1">
        <text:list-item>
          <text:p text:style-name="P2">El maquinari de la cedent <text:span text:style-name="T1">no apte per a reutilitzar</text:span> és reciclarà adequadament per agents autoritzats per les autoritats competents o es derivarà a programes d'aprenentatge-servei o de voluntariat mediambiental en reparació, la cessionària informarà a la cedent de les dades de l'organització, la tipologia d'entitat i la ubicació geogràfica, i que quan se'n vulguin desfer, el retornaran a la cessionària o el portaran a en un punt autoritzat de reciclatge</text:p>
        </text:list-item>
      </text:list>
      <text:p text:style-name="First_20_paragraph">&lt;&lt;&lt;&lt;&lt;&lt;&lt; HEAD 2.2. Que la cessionària i/o les organitzacions col·laboradores no poden crear lucre amb el maquinari de la cedent, no obstant poden facturar a les receptores pels serveis de restauració i distribució realitzats al maquinari de la cedent, sempre i quan el import total dels serveis estigui per sota del preu de venda del maquinari en el mercat de segona mà, la cessionària sigui transparent i el import sigui l'estipulat en el document d'Acords i Compromisos del Circuit. ======= 2.2. La cessionària i/o els proveïdors poden facturar al receptor pels serveis de restauració i distribució realitzats al maquinari de la cedent, sempre i quan el import total dels serveis estigui per sota del preu de venda del maquinari en el mercat de segona mà. La cessionària es compromet a ser transparent amb la cedent amb les factures de serveis realitzades. &gt;&gt;&gt;&gt;&gt;&gt;&gt; master</text:p>
      <text:p text:style-name="Text_20_body">2.3. Que la cedent lliura el maquinari prèvia eliminació de les dades en compliment de la Llei de Protecció de dades de caràcter personal i eximeix a la cessionària d’aquesta responsabilitat.</text:p>
      <text:p text:style-name="Text_20_body">2.4. En el moment de la cessió del maquinari, la cedent permet a la cessionària lliurar el maquinari organitzacions col·laboradores i aquest lliurament es pot realitzar a les mateixes instal·lacions de la cedent i no requereix que la cessionària hi sigui presencialment.</text:p>
      <text:p text:style-name="Text_20_body">2.5. La cessionària es compromet a fer arribar una memòria d'impacte social dels dispositius a la cedent com a màxim als sis mesos de la cessió dels dispositius, i a fer tots els actes i gestions per tal de que:</text:p>
      <text:list text:style-name="L2">
        <text:list-item>
          <text:p text:style-name="P3">Els receptors allarguin el temps de vida útil del maquinari i arribat el punt que el maquinari els hi quedi obsolet i no hi hagi més demanda de reús, el portin a en un punt autoritzat de reciclatge.</text:p>
        </text:list-item>
        <text:list-item>
          <text:p text:style-name="P3">Les col·laboradores prioritzin la reutilització al reciclatge.</text:p>
        </text:list-item>
        <text:list-item>
          <text:p text:style-name="P3">Les receptores indiquin de forma clara i visible que els mateixos han estat cedits per la cedent.</text:p>
        </text:list-item>
      </text:list>
      <text:h text:style-name="Heading_20_3" text:outline-level="3">3. COL·LABORADORES I RECEPTORES DEL MAQUINARI</text:h>
      <text:p text:style-name="First_20_paragraph">3.1 La cessionària es compromet que les restauradores i les distribuïdores seran cooperatives, fundacions, associacions i entitats sense afany de lucre, incloses les federacions, confederacions, coordinadores i xarxes compostes per cooperatives o associacions sense afany de lucre, així com a particulars acompanyats de serveis socials.</text:p>
      <text:p text:style-name="Text_20_body">3.2 La cessionària es compromet que les receptores del maquinari hauràn de ser a cooperatives, escoles, fundacions, associacions i entitats sense afany de lucre, incloses les federacions, confederacions, coordinadores i xarxes compostes per cooperatives o associacions sense afany de lucre, així com a particulars acompanyats de serveis socials.</text:p>
      <text:p text:style-name="Text_20_body">3.3 Els termes i condicions en la selecció de les organitzacions col·laboradores receptores es defineixen en un document específic, que es pot consultaren el següent enllaç http://wiki.ereuse.org/circuit-pangea i del que se'n poden fer noves versions sempre amb la conformitat prèvia i expressa de la cedent.</text:p>
      <text:p text:style-name="Text_20_body">3.4 Es crearà una comissió de seguiment dels acords, que podrà proposar canvis del present document per tal de facilitat l’operativitat del conveni. La comissió de seguiment es convocarà semestralment.</text:p>
      <text:h text:style-name="Heading_20_3" text:outline-level="3">4. CERTIFICATS</text:h>
      <text:p text:style-name="First_20_paragraph">4.1. <text:span text:style-name="T2">Certificat de lliurament (albarà)</text:span>: Quan la cedent dóna a la cessionària el maquinari, aquesta ha de signar un albarà amb el detall del material donat i lliurar telemàticament a la cedent en un termini de 30 dies naturals un document a, on hi constarà:</text:p>
      <text:list text:style-name="L3">
        <text:list-item>
          <text:p text:style-name="P4">La identificació del maquinari (número d’inventari de la cedent).</text:p>
        </text:list-item>
        <text:list-item>
          <text:p text:style-name="P4">La marca i model del maquinari cedit.</text:p>
        </text:list-item>
        <text:list-item>
          <text:p text:style-name="P4">La identificació del maquinari del fabricant o el número de sèrie (identificador del fabricant).</text:p>
        </text:list-item>
        <text:list-item>
          <text:p text:style-name="P4">L'organització col·laboradora de la cessionària a qui aquesta fa la cessió.</text:p>
        </text:list-item>
        <text:list-item>
          <text:p text:style-name="P4">La tipologia de maquinari que es defineix com a <text:span text:style-name="T1">per a reutilitzar o per a reparar</text:span>.</text:p>
        </text:list-item>
      </text:list>
      <text:p text:style-name="First_20_paragraph">4.2. <text:span text:style-name="T2">Certificat de reciclatge:</text:span> 4.2.1 A partir dels 30 dies naturals de la donació de la cedent a la cessionària, la cessionària o els seus col·laboradors han de lliurar digitalment a la cedent un certificat amb la relació del maquinari que no ha pogut restaurar-se i es destina al reciclatge, on constarà el nom de l'organització que en fa el reciclatge, la data, la relació de números d’inventari de la cedent, la marca, el model del maquinari 4.2.2 Pel maquinari que les receptores porten a reciclar la cessionària generarà un nou certificat com el del punt 4.2.1.</text:p>
      <text:p text:style-name="Text_20_body">4.3. <text:span text:style-name="T2">Certificat de reutilització:</text:span> 4.3.1 A partir dels 60 dies naturals de la donació de la cedent a la cessionària, la cessionària o les col·laboradores han de lliurar digitalment a la cedent un certificat amb la relació del maquinari que ha estat restaurat i distribuït a les receptores, indicanat el nom de l'organització restauradora, la data, receptora, la ubicació geogràfica, on constarà la relació de números d’inventari de la cedent, la marca i el model del maquinari. 4.3.2 Pel maquinari que les receptores retornen al circuit i es torni a reutilitzar la cessionària generarà un nou certificat com el del punt 4.3.1.</text:p>
      <text:h text:style-name="Heading_20_3" text:outline-level="3">5. RESPONSABILITATS</text:h>
      <text:p text:style-name="First_20_paragraph">La cedent podrà repetir contra la cessionària tots els danys i perjudicis que derivin d’un incompliment per part d’aquesta en la seva gestió i obligacions contretes en el present acord en relació al maquinari.</text:p>
      <text:p text:style-name="Text_20_body">La cedent no es fa responsable del funcionament del maquinari i no dona cap garantia a la cessionària en relació a aquest.</text:p>
      <text:h text:style-name="Heading_20_3" text:outline-level="3">6. VIGÈNCIA</text:h>
      <text:p text:style-name="First_20_paragraph">El present conveni té una vigència de 2 anys i es podrà prorrogar de forma tàcita anualment excepte decisió de qualsevol de les parts comunicada per escrit a l’altra amb una anticipació mínima d’1 mes. En tot cas, la vigència màxima de l’acord, incloent el termini inicial i les eventuals pròrrogues, serà de 4 anys.</text:p>
      <text:h text:style-name="Heading_20_3" text:outline-level="3">7. CONTRAPRESTACIONS ECONÒMIQUES</text:h>
      <text:p text:style-name="First_20_paragraph">Aquest acord no implica obligacions de caràcter econòmic entre les parts.</text:p>
      <text:h text:style-name="Heading_20_3" text:outline-level="3">8. CONFIDENCIALITAT I TRACTAMENT DE LES DADES DE CARÀCTER PERSONAL</text:h>
      <text:p text:style-name="First_20_paragraph">Les parts es comprometen a guardar la màxima reserva i secret sobre la informació classificada com a confidencial, que serà qualsevol dada que les parts puguin accedir en virtut del present acord. Les parts es comprometen a no divulgar aquesta Informació Confidencial així com a no publicar-la ni posar-la a disposició de tercers davant qualsevol modalitat jurídica o de fet.</text:p>
      <text:p text:style-name="Text_20_body">Ambdues parts es comprometen al compliment de la Llei Orgànica 15/1999, de 13 de desembre, de Protecció de Dades de Caràcter Personal i normativa de desenvolupament.</text:p>
      <text:h text:style-name="Heading_20_3" text:outline-level="3">9. CAUSES D’EXTINCIÓ I EFECTES DE L’INCOMPLIMENT</text:h>
      <text:p text:style-name="First_20_paragraph">El present acord s'extingirà per alguna de les causes següents, sens perjudici d'aquelles obligacions que hagin de romandre vigents amb posterioritat a l'extinció: - Per finalització del termini de vigència. - Per voluntat d'una de les parts manifestat per escrit abans d'una nova cessió. - Per incompliment de la finalitat i el destí del maquinari donat. - Per incompliment dels acords que s'hi estableixen. - Per les causes generals establertes en la legislació vigent.</text:p>
      <text:p text:style-name="Text_20_body">Qualsevol incompliment de les estipulacions d’aquest acord permetrà a la part perjudicada optar per exigir-ne el compliment o la resolució.</text:p>
      <text:h text:style-name="Heading_20_3" text:outline-level="3">10. INFORMACIÓ DE PUBLICACIÓ DEL CONVENI</text:h>
      <text:p text:style-name="First_20_paragraph">La cedent informa a la cessionària que, en compliment d’allò establert a la Llei 19/2014, de 29 de desembre, de transparència, accés a la informació pública i bon govern, a la qual està subjecte la cedent, les dades relatives al present conveni (data, parts, objecte, drets i obligacions principals i vigència) seran publicades al web de la cedent per la qual cosa l’entitat es dóna per informada.</text:p>
      <text:h text:style-name="Heading_20_3" text:outline-level="3">11. JURISDICCIÓ</text:h>
      <text:p text:style-name="First_20_paragraph">Les controvèrsies que es puguin plantejar en relació amb la interpretació, modificació, efectes o resolució del conveni s’intentaran resoldre per mutu acord de les parts. No obstant això, en cas de persistència del desacord correspondrà a la Sala Contenciosa Administrativa del Tribunal Superior de Justícia de Catalunya resoldre les qüestions litigioses que puguin sorgir de la seva interpretació o compliment, d’acord amb les previsions contingudes en l’article 10.1.a) i k) de la Llei 29/1998, de 13 de juliol, reguladora de la jurisdicció contenciosa administrativa.</text:p>
      <text:p text:style-name="Text_20_body">I, perquè així consti i com a prova de conformitat, les dues parts signen aquest conveni, per duplicat i a un sol efecte, en la data i el lloc esmentats a l’encapçalament.</text:p>
      <text:p text:style-name="Text_20_body">Sr./Sra. @name-person-donor,@name-company-donor, la part CEDENT.</text:p>
      <text:p text:style-name="Text_20_body">Sr./Sra. @name-person-manager, @name-company-manager, la part CESSIONÀR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